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Times New Roman" fo:font-size="12pt" style:font-size-asian="12pt" style:font-size-complex="12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Times New Roman" fo:font-size="12pt" style:font-size-asian="12pt" style:font-size-complex="12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Times New Roman" fo:font-size="12pt" style:font-size-asian="12pt" style:font-size-complex="12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Times New Roman" fo:font-size="12pt" style:font-size-asian="12pt" style:font-size-complex="12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Times New Roman" fo:font-size="12pt" style:font-size-asian="12pt" style:font-size-complex="12pt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Times New Roman" fo:font-size="12pt" style:font-size-asian="12pt" style:font-size-complex="12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Times New Roman" fo:font-size="12pt" style:font-size-asian="12pt" style:font-size-complex="12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Times New Roman" fo:font-size="12pt" style:font-size-asian="12pt" style:font-size-complex="12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Times New Roman" fo:font-size="12pt" style:font-size-asian="12pt" style:font-size-complex="12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Times New Roman" fo:font-size="12pt" style:font-size-asian="12pt" style:font-size-complex="12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Times New Roman" fo:font-size="12pt" style:font-size-asian="12pt" style:font-size-complex="12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Times New Roman" fo:font-size="12pt" style:font-size-asian="12pt" style:font-size-complex="12pt"/>
    </style:style>
    <style:style style:name="T1" style:family="text">
      <style:text-properties fo:color="#000080"/>
    </style:style>
    <style:style style:name="T2" style:family="text">
      <style:text-properties fo:color="#00008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000080" fo:font-size="10pt" style:font-name-asian="Monospace" style:font-size-asian="10pt" style:font-name-complex="Monospace" style:font-size-complex="10pt"/>
    </style:style>
    <style:style style:name="T4" style:family="text">
      <style:text-properties fo:color="#000080" style:font-name-asian="Monospace" style:font-name-complex="Monospace"/>
    </style:style>
    <style:style style:name="T5" style:family="text">
      <style:text-properties fo:color="#000000"/>
    </style:style>
    <style:style style:name="T6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fo:color="#008000"/>
    </style:style>
    <style:style style:name="T8" style:family="text">
      <style:text-properties style:font-name-asian="Monospace" style:font-name-complex="Monospac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yout</text:p>
      <text:p text:style-name="Standard"/>
      <text:p text:style-name="P1"><text:span text:style-name="T1">&lt;?xml</text:span><text:span text:style-name="T5"> </text:span><text:span text:style-name="T1">encoding=</text:span><text:span text:style-name="T7">"ISO-8859-1"</text:span><text:span text:style-name="T5"> </text:span><text:span text:style-name="T1">?&gt;</text:span></text:p>
      <text:p text:style-name="P1"/>
      <text:p text:style-name="P1"><text:span text:style-name="T1">&lt;!ELEMENT</text:span><text:span text:style-name="T5"> </text:span><text:span text:style-name="T1">layout-config</text:span><text:span text:style-name="T5"> </text:span><text:span text:style-name="T7">(page*, message-resources?)</text:span><text:span text:style-name="T1">&gt;</text:span></text:p>
      <text:p text:style-name="P1"/>
      <text:p text:style-name="P1"><text:span text:style-name="T1">&lt;!ELEMENT</text:span><text:span text:style-name="T5"> </text:span><text:span text:style-name="T1">page</text:span><text:span text:style-name="T5"> </text:span><text:span text:style-name="T7">((layout-path|extends)</text:span><text:span text:style-name="T1">,</text:span><text:span text:style-name="T5"> </text:span><text:span text:style-name="T1">block*)&gt;</text:span></text:p>
      <text:p text:style-name="P1"><text:span text:style-name="T1">&lt;!ATTLIST</text:span><text:span text:style-name="T5"> </text:span><text:span text:style-name="T1">page</text:span><text:span text:style-name="T5"> </text:span><text:span text:style-name="T1">name</text:span><text:span text:style-name="T5"> </text:span><text:span text:style-name="T1">CDATA</text:span><text:span text:style-name="T5"> </text:span><text:span text:style-name="T1">#REQUIRED&gt;</text:span></text:p>
      <text:p text:style-name="P1"/>
      <text:p text:style-name="P1"><text:span text:style-name="T1">&lt;!ELEMENT</text:span><text:span text:style-name="T5"> </text:span><text:span text:style-name="T1">layout-path</text:span><text:span text:style-name="T5"> </text:span><text:span text:style-name="T1">EMPTY&gt;</text:span></text:p>
      <text:p text:style-name="P1"><text:span text:style-name="T1">&lt;!ATTLIST</text:span><text:span text:style-name="T5"> </text:span><text:span text:style-name="T1">layout-path</text:span><text:span text:style-name="T5"> </text:span><text:span text:style-name="T1">value</text:span><text:span text:style-name="T5"> </text:span><text:span text:style-name="T1">CDATA</text:span><text:span text:style-name="T5"> </text:span><text:span text:style-name="T1">#REQUIRED&gt;</text:span></text:p>
      <text:p text:style-name="P1"/>
      <text:p text:style-name="P1"><text:span text:style-name="T1">&lt;!ELEMENT</text:span><text:span text:style-name="T5"> </text:span><text:span text:style-name="T1">extends</text:span><text:span text:style-name="T5"> </text:span><text:span text:style-name="T1">EMPTY&gt;</text:span></text:p>
      <text:p text:style-name="P1"><text:span text:style-name="T1">&lt;!ATTLIST</text:span><text:span text:style-name="T5"> </text:span><text:span text:style-name="T1">extends</text:span><text:span text:style-name="T5"> </text:span><text:span text:style-name="T1">page-name</text:span><text:span text:style-name="T5"> </text:span><text:span text:style-name="T1">CDATA</text:span><text:span text:style-name="T5"> </text:span><text:span text:style-name="T1">#REQUIRED&gt;</text:span></text:p>
      <text:p text:style-name="P1"/>
      <text:p text:style-name="P1"><text:span text:style-name="T1">&lt;!ELEMENT</text:span><text:span text:style-name="T5"> </text:span><text:span text:style-name="T1">block</text:span><text:span text:style-name="T5"> </text:span><text:span text:style-name="T7">(string|path|bean|controler|message-key)</text:span><text:span text:style-name="T1">&gt;</text:span></text:p>
      <text:p text:style-name="P1"><text:span text:style-name="T1">&lt;!ATTLIST</text:span><text:span text:style-name="T5"> </text:span><text:span text:style-name="T1">block</text:span><text:span text:style-name="T5"> </text:span><text:span text:style-name="T1">name</text:span><text:span text:style-name="T5"> </text:span><text:span text:style-name="T1">CDATA</text:span><text:span text:style-name="T5"> </text:span><text:span text:style-name="T1">#REQUIRED&gt;</text:span></text:p>
      <text:p text:style-name="P1"/>
      <text:p text:style-name="P1"><text:span text:style-name="T1">&lt;!ELEMENT</text:span><text:span text:style-name="T5"> </text:span><text:span text:style-name="T1">string</text:span><text:span text:style-name="T5"> </text:span><text:span text:style-name="T1">EMPTY&gt;</text:span></text:p>
      <text:p text:style-name="P1"><text:span text:style-name="T1">&lt;!ATTLIST</text:span><text:span text:style-name="T5"> </text:span><text:span text:style-name="T1">string</text:span><text:span text:style-name="T5"> </text:span><text:span text:style-name="T1">value</text:span><text:span text:style-name="T5"> </text:span><text:span text:style-name="T1">CDATA</text:span><text:span text:style-name="T5"> </text:span><text:span text:style-name="T1">#REQUIRED&gt;</text:span></text:p>
      <text:p text:style-name="P1"/>
      <text:p text:style-name="P1"><text:span text:style-name="T1">&lt;!ELEMENT</text:span><text:span text:style-name="T5"> </text:span><text:span text:style-name="T1">message-key</text:span><text:span text:style-name="T5"> </text:span><text:span text:style-name="T1">EMPTY&gt;</text:span></text:p>
      <text:p text:style-name="P1"><text:span text:style-name="T1">&lt;!ATTLIST</text:span><text:span text:style-name="T5"> </text:span><text:span text:style-name="T1">message-key</text:span><text:span text:style-name="T5"> </text:span><text:span text:style-name="T1">value</text:span><text:span text:style-name="T5"> </text:span><text:span text:style-name="T1">CDATA</text:span><text:span text:style-name="T5"> </text:span><text:span text:style-name="T1">#REQUIRED&gt;</text:span></text:p>
      <text:p text:style-name="P1"/>
      <text:p text:style-name="P1"><text:span text:style-name="T1">&lt;!ELEMENT</text:span><text:span text:style-name="T5"> </text:span><text:span text:style-name="T1">path</text:span><text:span text:style-name="T5"> </text:span><text:span text:style-name="T1">EMPTY&gt;</text:span></text:p>
      <text:p text:style-name="P1"><text:span text:style-name="T1">&lt;!ATTLIST</text:span><text:span text:style-name="T5"> </text:span><text:span text:style-name="T1">path</text:span><text:span text:style-name="T5"> </text:span><text:span text:style-name="T1">value</text:span><text:span text:style-name="T5"> </text:span><text:span text:style-name="T1">CDATA</text:span><text:span text:style-name="T5"> </text:span><text:span text:style-name="T1">#REQUIRED&gt;</text:span></text:p>
      <text:p text:style-name="P1"/>
      <text:p text:style-name="P1"><text:span text:style-name="T1">&lt;!ELEMENT</text:span><text:span text:style-name="T5"> </text:span><text:span text:style-name="T1">bean</text:span><text:span text:style-name="T5"> </text:span><text:span text:style-name="T1">EMPTY&gt;</text:span></text:p>
      <text:p text:style-name="P1"><text:span text:style-name="T1">&lt;!ATTLIST</text:span><text:span text:style-name="T5"> </text:span><text:span text:style-name="T1">bean</text:span><text:span text:style-name="T5"> </text:span><text:span text:style-name="T1">name</text:span><text:span text:style-name="T5"> </text:span><text:span text:style-name="T1">CDATA</text:span><text:span text:style-name="T5"> </text:span><text:span text:style-name="T1">#REQUIRED</text:span></text:p>
      <text:p text:style-name="P1"><text:span text:style-name="T5"><text:s text:c="15"/></text:span><text:span text:style-name="T1">property</text:span><text:span text:style-name="T5"> </text:span><text:span text:style-name="T1">CDATA</text:span><text:span text:style-name="T5"> </text:span><text:span text:style-name="T1">#IMPLIED&gt;</text:span></text:p>
      <text:p text:style-name="P36"><text:s text:c="15"/></text:p>
      <text:p text:style-name="P1"><text:span text:style-name="T1">&lt;!ELEMENT</text:span><text:span text:style-name="T5"> </text:span><text:span text:style-name="T1">controler</text:span><text:span text:style-name="T5"> </text:span><text:span text:style-name="T7">(parameter*)</text:span><text:span text:style-name="T1">&gt;</text:span></text:p>
      <text:p text:style-name="P1"><text:span text:style-name="T1">&lt;!ATTLIST</text:span><text:span text:style-name="T5"> </text:span><text:span text:style-name="T1">controler</text:span><text:span text:style-name="T5"> </text:span><text:span text:style-name="T1">class-name</text:span><text:span text:style-name="T5"> </text:span><text:span text:style-name="T1">CDATA</text:span><text:span text:style-name="T5"> </text:span><text:span text:style-name="T1">#REQUIRED&gt;</text:span><text:span text:style-name="T5"> <text:s text:c="14"/></text:span></text:p>
      <text:p text:style-name="P1"/>
      <text:p text:style-name="P1"><text:span text:style-name="T1">&lt;!ELEMENT</text:span><text:span text:style-name="T5"> </text:span><text:span text:style-name="T1">parameter</text:span><text:span text:style-name="T5"> </text:span><text:span text:style-name="T1">EMPTY&gt;</text:span></text:p>
      <text:p text:style-name="P1"><text:span text:style-name="T1">&lt;!ATTLIST</text:span><text:span text:style-name="T5"> </text:span><text:span text:style-name="T1">parameter</text:span><text:span text:style-name="T5"> </text:span><text:span text:style-name="T1">name</text:span><text:span text:style-name="T5"> <text:s/></text:span><text:span text:style-name="T1">CDATA</text:span><text:span text:style-name="T5"> </text:span><text:span text:style-name="T1">#REQUIRED</text:span></text:p>
      <text:p text:style-name="P1"><text:span text:style-name="T5"><text:tab/><text:tab/><text:tab/><text:tab/> <text:s text:c="3"/></text:span><text:span text:style-name="T1">value</text:span><text:span text:style-name="T5"> </text:span><text:span text:style-name="T1">CDATA</text:span><text:span text:style-name="T5"> </text:span><text:span text:style-name="T1">#REQUIRED&gt;</text:span></text:p>
      <text:p text:style-name="P36"><text:tab/><text:tab/><text:tab/><text:tab/> <text:s text:c="3"/></text:p>
      <text:p text:style-name="P1"><text:span text:style-name="T1">&lt;!ELEMENT</text:span><text:span text:style-name="T5"> </text:span><text:span text:style-name="T1">message-resources</text:span><text:span text:style-name="T5"> </text:span><text:span text:style-name="T1">EMPTY&gt;</text:span></text:p>
      <text:p text:style-name="P38"><text:span text:style-name="T2">&lt;!ATTLIST</text:span><text:span text:style-name="T6"> </text:span><text:span text:style-name="T2">message-resources</text:span><text:span text:style-name="T6"> </text:span><text:span text:style-name="T2">name</text:span><text:span text:style-name="T6"> </text:span><text:span text:style-name="T2">CDATA</text:span><text:span text:style-name="T6"> </text:span><text:span text:style-name="T2">#REQUIRED&gt;</text:span></text:p>
      <text:p text:style-name="P38"><text:span text:style-name="T2"/></text:p>
      <text:p text:style-name="P38"><text:span text:style-name="T2"/></text:p>
      <text:p text:style-name="P41"><text:span text:style-name="T8">layout-config</text:span></text:p>
      <text:p text:style-name="P41"><text:span text:style-name="T8"/></text:p>
      <text:p text:style-name="P41"><text:span text:style-name="T8">kajsdhkasjhdaksjd</text:span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>Layout instalation</text:span></text:p>
      <text:p text:style-name="P41"><text:span text:style-name="T8"/></text:p>
      <text:p text:style-name="P41"><text:span text:style-name="T8"/></text:p>
      <text:p text:style-name="P41"><text:span text:style-name="T8">layout-config.xml examp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Arial Unicode MS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Gonçalo Pereira</meta:initial-creator>
    <meta:creation-date>2008-02-14T10:26:13</meta:creation-date>
    <dc:creator>Gonçalo Pereira</dc:creator>
    <dc:date>2008-02-14T14:27:48</dc:date>
    <dc:language>pt-PT</dc:language>
    <meta:editing-cycles>2</meta:editing-cycles>
    <meta:editing-duration>PT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3" meta:word-count="130" meta:character-count="1063"/>
  </office:meta>
</office:document-meta>
</file>